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</style:style>
    <style:style style:name="P2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language="fi" fo:country="FI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language="fi" fo:country="FI" fo:font-weight="bold" style:font-size-asian="12pt" style:font-weight-asian="bold" style:font-name-complex="Times New Roman1" style:font-size-complex="12pt" style:font-style-complex="italic"/>
    </style:style>
    <style:style style:name="P5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language="fi" fo:country="FI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true" fo:line-height="100%"/>
      <style:text-properties style:font-name="Times New Roman" fo:font-size="12pt" style:font-size-asian="12pt" style:font-name-complex="Times New Roman1" style:font-size-complex="12pt" style:font-style-complex="italic"/>
    </style:style>
    <style:style style:name="P8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language="sv" fo:country="SE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language="sv" fo:country="SE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language="en" fo:country="GB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true" fo:line-height="100%"/>
      <style:text-properties style:font-name="Times New Roman" fo:font-size="10pt" fo:language="fi" fo:country="FI" style:font-size-asian="10pt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true" fo:line-height="100%"/>
      <style:text-properties style:font-name="Times New Roman" fo:font-size="10pt" fo:language="sv" fo:country="SE" style:font-size-asian="10pt" style:font-name-complex="Times New Roman1" style:font-size-complex="10pt"/>
    </style:style>
    <style:style style:name="P13" style:family="paragraph" style:parent-style-name="Standard">
      <style:paragraph-properties fo:margin-top="0cm" fo:margin-bottom="0cm" loext:contextual-spacing="true" fo:line-height="100%"/>
      <style:text-properties style:font-name="Times New Roman" fo:font-size="10pt" style:font-size-asian="10pt" style:font-name-complex="Times New Roman1" style:font-size-complex="10pt"/>
    </style:style>
    <style:style style:name="P14" style:family="paragraph" style:parent-style-name="Standard">
      <style:paragraph-properties fo:margin-top="0cm" fo:margin-bottom="0cm" loext:contextual-spacing="true" fo:line-height="100%"/>
      <style:text-properties style:font-name="Times New Roman" fo:font-size="10pt" style:font-size-asian="10pt" style:font-name-complex="Times New Roman1" style:font-size-complex="10pt" style:font-style-complex="italic"/>
    </style:style>
    <style:style style:name="P15" style:family="paragraph" style:parent-style-name="Standard" style:master-page-name="Standard">
      <style:paragraph-properties fo:margin-top="0cm" fo:margin-bottom="0cm" loext:contextual-spacing="true" fo:line-height="100%" style:page-number="auto"/>
    </style:style>
    <style:style style:name="P16" style:family="paragraph" style:parent-style-name="Standard">
      <style:paragraph-properties fo:margin-top="0cm" fo:margin-bottom="0.353cm" loext:contextual-spacing="true"/>
    </style:style>
    <style:style style:name="P17" style:family="paragraph" style:parent-style-name="Standard">
      <style:paragraph-properties fo:margin-top="0cm" fo:margin-bottom="0.353cm" loext:contextual-spacing="true"/>
      <style:text-properties fo:font-size="12pt" fo:font-weight="bold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.353cm" loext:contextual-spacing="true"/>
      <style:text-properties style:font-name="Times New Roman" fo:font-size="12pt" fo:language="fi" fo:country="FI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true" fo:line-height="100%" fo:text-indent="1.27cm" style:auto-text-indent="false"/>
      <style:text-properties style:font-name="Times New Roman" fo:font-size="12pt" style:font-size-asian="12pt" style:font-name-complex="Times New Roman1" style:font-size-complex="12pt" style:font-style-complex="italic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language="fi" fo:country="FI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fo:language="fi" fo:country="FI" style:font-size-asian="12pt" style:font-name-complex="Times New Roman1" style:font-size-complex="12pt"/>
    </style:style>
    <style:style style:name="T6" style:family="text">
      <style:text-properties style:font-name="Times New Roman" fo:font-size="12pt" fo:language="fi" fo:country="FI" style:font-size-asian="12pt" style:font-name-complex="Times New Roman1" style:font-size-complex="12pt" style:font-style-complex="italic"/>
    </style:style>
    <style:style style:name="T7" style:family="text">
      <style:text-properties style:font-name="Times New Roman" fo:font-size="12pt" fo:language="fi" fo:country="FI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language="fi" fo:country="FI" fo:font-weight="bold" style:font-size-asian="12pt" style:font-weight-asian="bold" style:font-name-complex="Times New Roman1" style:font-size-complex="12pt" style:font-style-complex="italic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sv" fo:country="SE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GB" fo:font-weight="bold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13" style:family="text">
      <style:text-properties style:font-name="Times New Roman" fo:font-size="10pt" fo:language="fi" fo:country="FI" style:font-size-asian="10pt" style:font-name-complex="Times New Roman1" style:font-size-complex="10pt"/>
    </style:style>
    <style:style style:name="T14" style:family="text">
      <style:text-properties style:font-name="Times New Roman" fo:font-size="10pt" style:font-size-asian="10pt" style:font-name-complex="Times New Roman1" style:font-size-complex="10pt"/>
    </style:style>
    <style:style style:name="T15" style:family="text">
      <style:text-properties style:font-name="Times New Roman" fo:font-size="10pt" style:font-size-asian="10pt" style:font-name-complex="Times New Roman1" style:font-size-complex="10pt" style:font-style-complex="italic"/>
    </style:style>
    <style:style style:name="T16" style:family="text">
      <style:text-properties style:font-name="Times New Roman" fo:font-size="10pt" fo:language="sv" fo:country="SE" style:font-size-asian="10pt" style:font-name-complex="Times New Roman1" style:font-size-complex="10pt"/>
    </style:style>
    <style:style style:name="T17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T18" style:family="text">
      <style:text-properties style:font-name="Times New Roman" fo:font-size="10pt" fo:font-style="italic" style:font-size-asian="10pt" style:font-style-asian="italic" style:font-name-complex="Times New Roman1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Regler og dikt fra skriftlige kilder</text:span></text:p>
      <text:p text:style-name="P2"/>
      <text:p text:style-name="P16"><text:span text:style-name="T3">Her følger flere regler og dikt hentet fra skriftlige kilder. Tekstene merket «Bugøynes 1999 (EIH)» er nedtegnet av Elsa Ingilæ Haldorsen.</text:span></text:p>
      <text:p text:style-name="P17"/>
      <text:p text:style-name="P16"><text:span text:style-name="T2">Lorut ja runot kirjalisista lähtheistä</text:span></text:p>
      <text:p text:style-name="P18"/>
      <text:p text:style-name="P16"><text:span text:style-name="T5">Tässä oon usiampia loruja ja runoja mikkä oon nouettu kirjalisista lähtheistä. Tekstit mikkä oon merkitty «Pykeä 1999 (EIH)», oon Elsa Ingilæ Haldorsen ylöskirjottann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7">Aurinko paistaa</text:span></text:p>
      <text:p text:style-name="P5"/>
      <text:p text:style-name="P1"><text:span text:style-name="T5">Aurinko paistaa</text:span></text:p>
      <text:p text:style-name="P1"><text:span text:style-name="T5">vettä sattaa </text:span></text:p>
      <text:p text:style-name="P1"><text:span text:style-name="T5">taisi tulla kesä</text:span></text:p>
      <text:p text:style-name="P1"><text:span text:style-name="T5">minä löysin tunturista</text:span></text:p>
      <text:p text:style-name="P1"><text:span text:style-name="T5">pikku linnun pesän </text:span></text:p>
      <text:p text:style-name="P5"/>
      <text:p text:style-name="P11"/>
      <text:p text:style-name="P1"><text:span text:style-name="T13">Bugøynes/Pykeä 1999 (EIH)</text:span></text:p>
      <text:p text:style-name="P5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7">Harakka istui puussa </text:span></text:p>
      <text:p text:style-name="P5"/>
      <text:p text:style-name="P1"><text:span text:style-name="T5">Harakka istui puussa</text:span></text:p>
      <text:p text:style-name="P1"><text:span text:style-name="T5">yvinkontti suussa.</text:span></text:p>
      <text:p text:style-name="P1"><text:span text:style-name="T5">Luki niitä näitä naulanpäitä,</text:span></text:p>
      <text:p text:style-name="P1"><text:span text:style-name="T5">taisi tulla viisitoista.</text:span></text:p>
      <text:p text:style-name="P1"><text:soft-page-break/><text:span text:style-name="T5">Yks – kaks – kolme – neljä – viis – kuus – seittemän – kaheksan – </text:span></text:p>
      <text:p text:style-name="P1"><text:span text:style-name="T5">yheksän – kymmenen – yksitoista – kaksitoista – kolmetoista – </text:span></text:p>
      <text:p text:style-name="P1"><text:span text:style-name="T5">neljätoista – viistoista. </text:span></text:p>
      <text:p text:style-name="P5"/>
      <text:p text:style-name="P11"/>
      <text:p text:style-name="P1"><text:span text:style-name="T13">Bugøynes/Pykeä 1999 (EIH)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><text:span text:style-name="T7">Byss byss pöyvänjalka I </text:span></text:p>
      <text:p text:style-name="P5"/>
      <text:p text:style-name="P1"><text:span text:style-name="T5">Byss byss pöyvänjalka</text:span></text:p>
      <text:p text:style-name="P1"><text:span text:style-name="T5">kuka söi voileivän</text:span></text:p>
      <text:p text:style-name="P1"><text:span text:style-name="T5">hiiri söi voileivän</text:span></text:p>
      <text:p text:style-name="P1"><text:span text:style-name="T5">missä hiiri</text:span></text:p>
      <text:p text:style-name="P1"><text:span text:style-name="T5">aitan alla</text:span></text:p>
      <text:p text:style-name="P1"><text:span text:style-name="T5">missä aitta</text:span></text:p>
      <text:p text:style-name="P1"><text:span text:style-name="T5">tuli poltti</text:span></text:p>
      <text:p text:style-name="P1"><text:span text:style-name="T5">missä tuli</text:span></text:p>
      <text:p text:style-name="P1"><text:span text:style-name="T5">vesi sammutti</text:span></text:p>
      <text:p text:style-name="P1"><text:span text:style-name="T5">missä vesi</text:span></text:p>
      <text:p text:style-name="P1"><text:span text:style-name="T5">härkä joi</text:span></text:p>
      <text:p text:style-name="P1"><text:span text:style-name="T5">missä härkä</text:span></text:p>
      <text:p text:style-name="P1"><text:span text:style-name="T5">tuhannen meren takana. </text:span></text:p>
      <text:p text:style-name="P5"/>
      <text:p text:style-name="P11"><text:soft-page-break/></text:p>
      <text:p text:style-name="P1"><text:span text:style-name="T13">Bugøynes/Pykeä 1999 (EIH) </text:span></text:p>
      <text:p text:style-name="P5"/>
      <text:p text:style-name="P5"/>
      <text:p text:style-name="P3"/>
      <text:p text:style-name="P1"><text:span text:style-name="T7">Byss byss pöyvänjalka II</text:span></text:p>
      <text:p text:style-name="P5"/>
      <text:p text:style-name="P1"><text:span text:style-name="T5">Byss byss pöyvänjalka</text:span></text:p>
      <text:p text:style-name="P1"><text:span text:style-name="T5">kuka söi voileivän</text:span></text:p>
      <text:p text:style-name="P1"><text:span text:style-name="T5">hiiri söi voileivän</text:span></text:p>
      <text:p text:style-name="P1"><text:span text:style-name="T5">missä hiiri</text:span></text:p>
      <text:p text:style-name="P1"><text:span text:style-name="T5">aitan alla</text:span></text:p>
      <text:p text:style-name="P1"><text:span text:style-name="T5">missä aitta</text:span></text:p>
      <text:p text:style-name="P1"><text:span text:style-name="T5">tuli poltti</text:span></text:p>
      <text:p text:style-name="P1"><text:span text:style-name="T5">missä tuli</text:span></text:p>
      <text:p text:style-name="P1"><text:span text:style-name="T5">vesi sammutti</text:span></text:p>
      <text:p text:style-name="P1"><text:span text:style-name="T5">missä vesi</text:span></text:p>
      <text:p text:style-name="P1"><text:span text:style-name="T5">härkä joi</text:span></text:p>
      <text:p text:style-name="P1"><text:span text:style-name="T5">missä härkä</text:span></text:p>
      <text:p text:style-name="P1"><text:span text:style-name="T5">kirves tappo</text:span></text:p>
      <text:p text:style-name="P1"><text:span text:style-name="T5">missä kirves</text:span></text:p>
      <text:p text:style-name="P1"><text:soft-page-break/><text:span text:style-name="T5">miehen käessä</text:span></text:p>
      <text:p text:style-name="P1"><text:span text:style-name="T5">missä mies</text:span></text:p>
      <text:p text:style-name="P1"><text:span text:style-name="T5">kymmenen meren takana. </text:span></text:p>
      <text:p text:style-name="P5"/>
      <text:p text:style-name="P11"/>
      <text:p text:style-name="P1"><text:span text:style-name="T14">Bugøynes/Pykeä 1999 (EIH)</text:span></text:p>
      <text:p text:style-name="P6"/>
      <text:p text:style-name="P6"/>
      <text:p text:style-name="P2"/>
      <text:p text:style-name="P2"/>
      <text:p text:style-name="P2"/>
      <text:p text:style-name="P2"/>
      <text:p text:style-name="P1"><text:span text:style-name="T9">Aningi daningi </text:span></text:p>
      <text:p text:style-name="P6"/>
      <text:p text:style-name="P1"><text:span text:style-name="T3">Aningi daningi</text:span></text:p>
      <text:p text:style-name="P1"><text:span text:style-name="T5">dougo lougo</text:span></text:p>
      <text:p text:style-name="P1"><text:span text:style-name="T5">leppæ visi</text:span></text:p>
      <text:p text:style-name="P1"><text:span text:style-name="T5">vilman krosi</text:span></text:p>
      <text:p text:style-name="P1"><text:span text:style-name="T3">salt i kåppa</text:span></text:p>
      <text:p text:style-name="P1"><text:span text:style-name="T10">kalasgos kinda</text:span></text:p>
      <text:p text:style-name="P1"><text:span text:style-name="T10">årten bårtet båis. </text:span></text:p>
      <text:p text:style-name="P8"><text:soft-page-break/></text:p>
      <text:p text:style-name="P12"/>
      <text:p text:style-name="P1"><text:span text:style-name="T14">Trykket på T-shirt fra Bugøynes</text:span></text:p>
      <text:p text:style-name="P1"><text:span text:style-name="T16">Präntti pykeäläisessä T-paiassa</text:span></text:p>
      <text:p text:style-name="P9"/>
      <text:p text:style-name="P9"/>
      <text:p text:style-name="P1"><text:span text:style-name="T7">Aaningi daaningi </text:span></text:p>
      <text:p text:style-name="P5"/>
      <text:p text:style-name="P1"><text:span text:style-name="T5">Aaningi daaningi</text:span></text:p>
      <text:p text:style-name="P1"><text:span text:style-name="T5">toukun loukun</text:span></text:p>
      <text:p text:style-name="P1"><text:span text:style-name="T5">leppän viisi</text:span></text:p>
      <text:p text:style-name="P1"><text:span text:style-name="T5">villman kruusi</text:span></text:p>
      <text:p text:style-name="P1"><text:span text:style-name="T5">salttis koppa</text:span></text:p>
      <text:p text:style-name="P1"><text:span text:style-name="T5">kalatus kinta</text:span></text:p>
      <text:p text:style-name="P1"><text:span text:style-name="T5">ortten portten pois </text:span></text:p>
      <text:p text:style-name="P5"/>
      <text:p text:style-name="P11"/>
      <text:p text:style-name="P1"><text:span text:style-name="T13">Bugøynes 1999 /Pykeä 1999 (EIH)</text:span></text:p>
      <text:p text:style-name="P5"/>
      <text:p text:style-name="P3"/>
      <text:p text:style-name="P1"><text:span text:style-name="T9">Annigin dannigin doffiska</text:span></text:p>
      <text:p text:style-name="P6"><text:soft-page-break/></text:p>
      <text:p text:style-name="P1"><text:span text:style-name="T3">Annigin dannigin doffiska</text:span></text:p>
      <text:p text:style-name="P1"><text:span text:style-name="T3">silleri volleri vadaro</text:span></text:p>
      <text:p text:style-name="P1"><text:span text:style-name="T3">ona dona hergistå</text:span></text:p>
      <text:p text:style-name="P1"><text:span text:style-name="T3">ilma vippa vil du gå</text:span></text:p>
      <text:p text:style-name="P1"><text:span text:style-name="T3">sara på</text:span></text:p>
      <text:p text:style-name="P1"><text:span text:style-name="T3">neljæn lo knappsis</text:span></text:p>
      <text:p text:style-name="P6"/>
      <text:p text:style-name="P13"/>
      <text:p text:style-name="P1"><text:span text:style-name="T14">Haakon Waara &amp; Leif Biedilæ, </text:span><text:span text:style-name="T17">Skallelv i 1939</text:span><text:span text:style-name="T14"> (2004)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<text:span text:style-name="T11">Do, do dobakkarolla</text:span></text:p>
      <text:p text:style-name="P10"/>
      <text:p text:style-name="P1"><text:span text:style-name="T12">Do, do dobakkarolla</text:span></text:p>
      <text:p text:style-name="P1"><text:span text:style-name="T5">miestæ diesit dænne dolla?</text:span></text:p>
      <text:p text:style-name="P1"><text:span text:style-name="T5">Dien myden dapsudella</text:span></text:p>
      <text:p text:style-name="P1"><text:span text:style-name="T5">missæ sie olit uøda?</text:span></text:p>
      <text:p text:style-name="P1"><text:span text:style-name="T5">Gittilæsta, bappilasta.</text:span></text:p>
      <text:p text:style-name="P1"><text:span text:style-name="T10">Baljon gon sai balka?</text:span></text:p>
      <text:p text:style-name="P1"><text:span text:style-name="T10">Vis, gos boiga.</text:span></text:p>
      <text:p text:style-name="P1"><text:span text:style-name="T5">Middæ niten nimmit olli?</text:span></text:p>
      <text:p text:style-name="P1"><text:span text:style-name="T5">Nikkolai ja Nagolai</text:span></text:p>
      <text:p text:style-name="P1"><text:span text:style-name="T5">Ravdi ja Ravanseppæ</text:span></text:p>
      <text:p text:style-name="P1"><text:span text:style-name="T5">sodari, gradari</text:span></text:p>
      <text:p text:style-name="P1"><text:span text:style-name="T5">dehen molle oset gengæt</text:span></text:p>
      <text:p text:style-name="P1"><text:span text:style-name="T3">sitte møden naihmen bæse.</text:span></text:p>
      <text:p text:style-name="P6"/>
      <text:p text:style-name="P13"/>
      <text:p text:style-name="P1"><text:span text:style-name="T14">Astrid Ballo, </text:span><text:span text:style-name="T17">Slekt etter Morten Johnsen, Masjok</text:span><text:span text:style-name="T14"> (2009)</text:span></text:p>
      <text:p text:style-name="P6"/>
      <text:p text:style-name="P6"><text:soft-page-break/>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7">Diverse uttrykk/Erilaisia sanomia</text:span></text:p>
      <text:p text:style-name="P1"><text:span text:style-name="T5"><text:s/></text:span></text:p>
      <text:p text:style-name="P1"><text:span text:style-name="T5">Herra jedori goidengi</text:span></text:p>
      <text:p text:style-name="P5"/>
      <text:p text:style-name="P1"><text:span text:style-name="T10">Voi huvænen aiga</text:span></text:p>
      <text:p text:style-name="P8"/>
      <text:p text:style-name="P1"><text:span text:style-name="T10">Du e bågga doimesssa</text:span></text:p>
      <text:p text:style-name="P8"/>
      <text:p text:style-name="P1"><text:soft-page-break/><text:span text:style-name="T3">Oppen boppen bira bara oppistetta no</text:span></text:p>
      <text:p text:style-name="P6"/>
      <text:p text:style-name="P1"><text:span text:style-name="T5">En to tre malla tadd</text:span></text:p>
      <text:p text:style-name="P5"/>
      <text:p text:style-name="P1"><text:span text:style-name="T5">Herra jomala</text:span></text:p>
      <text:p text:style-name="P5"/>
      <text:p text:style-name="P1"><text:span text:style-name="T5">Nå dåtta vissi</text:span></text:p>
      <text:p text:style-name="P5"/>
      <text:p text:style-name="P1"><text:span text:style-name="T5">Se on varma</text:span></text:p>
      <text:p text:style-name="P5"/>
      <text:p text:style-name="P1"><text:span text:style-name="T3">Karhusilla </text:span></text:p>
      <text:p text:style-name="P6"/>
      <text:p text:style-name="P6"/>
      <text:p text:style-name="P1"><text:span text:style-name="T14">Trykket på T-shirt fra Bugøynes</text:span></text:p>
      <text:p text:style-name="P1"><text:span text:style-name="T16">Präntti pykeäläisessä T-paiassa</text:span></text:p>
      <text:p text:style-name="P4"/>
      <text:p text:style-name="P4"/>
      <text:p text:style-name="P4"/>
      <text:p text:style-name="P4"><text:bookmark text:name="_GoBack"/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><text:span text:style-name="T8">Bjørkene ved Jakobselva</text:span><text:span text:style-name="T6"> </text:span></text:p>
      <text:p text:style-name="P1"><text:span text:style-name="T4">Idar Kristiansen (1932 – 1985)</text:span></text:p>
      <text:p text:style-name="P7"/>
      <text:p text:style-name="P7"/>
      <text:p text:style-name="P1"><text:span text:style-name="T4">Bjørkene ved Jakobselva, Finnmark</text:span></text:p>
      <text:p text:style-name="P1"><text:span text:style-name="T4">eier ikke dannelse</text:span></text:p>
      <text:p text:style-name="P1"><text:span text:style-name="T4">Dannede bjørker er alltid </text:span></text:p>
      <text:p text:style-name="P1"><text:span text:style-name="T4">på vei til himmelen </text:span></text:p>
      <text:p text:style-name="P1"><text:span text:style-name="T4">med foldete grener og grønne </text:span></text:p>
      <text:p text:style-name="P1"><text:span text:style-name="T4">glorier,</text:span></text:p>
      <text:p text:style-name="P1"><text:span text:style-name="T4">nesten hos Gud</text:span></text:p>
      <text:p text:style-name="P1"><text:span text:style-name="T4">Men bjørkene ved Jakobselva </text:span></text:p>
      <text:p text:style-name="P1"><text:span text:style-name="T4">er hedenske </text:span></text:p>
      <text:p text:style-name="P1"><text:span text:style-name="T4">De har ikke hørt om himlen</text:span></text:p>
      <text:p text:style-name="P1"><text:span text:style-name="T4">De vrir seg som forlegne </text:span></text:p>
      <text:p text:style-name="P1"><text:span text:style-name="T4">statsråder</text:span></text:p>
      <text:p text:style-name="P1"><text:span text:style-name="T4">Eller som musikalske slanger</text:span></text:p>
      <text:p text:style-name="P1"><text:span text:style-name="T4">i Bombay – </text:span></text:p>
      <text:p text:style-name="P1"><text:span text:style-name="T4">Og danser riv-ruskende rock </text:span></text:p>
      <text:p text:style-name="P1"><text:soft-page-break/><text:span text:style-name="T4">bortover bergene oppover bakkene</text:span></text:p>
      <text:p text:style-name="P1"><text:span text:style-name="T4">saftfulle, stupfulle</text:span></text:p>
      <text:p text:style-name="P1"><text:span text:style-name="T4">fulle av fan</text:span></text:p>
      <text:p text:style-name="P1"><text:span text:style-name="T4">- rock rock! </text:span></text:p>
      <text:p text:style-name="P1"><text:span text:style-name="T4">enten Stallo spiller opp storm </text:span></text:p>
      <text:p text:style-name="P1"><text:span text:style-name="T4">eller sola smiler smittende </text:span></text:p>
      <text:p text:style-name="P1"><text:span text:style-name="T4">til laksen som leker i </text:span></text:p>
      <text:p text:style-name="P1"><text:span text:style-name="T4">Jakobselva, Finnmark.</text:span></text:p>
      <text:p text:style-name="P19"/>
      <text:p text:style-name="P1"><text:span text:style-name="T4">Nei, de er ikke dannede, bjørkene </text:span></text:p>
      <text:p text:style-name="P1"><text:span text:style-name="T4">ved Jakobselva </text:span></text:p>
      <text:p text:style-name="P1"><text:span text:style-name="T4">Men de er til å bli </text:span></text:p>
      <text:p text:style-name="P1"><text:span text:style-name="T4">sangfugl av</text:span></text:p>
      <text:p text:style-name="P7"/>
      <text:p text:style-name="P14"/>
      <text:p text:style-name="P1"><text:span text:style-name="T15">Jens Pedersen (</text:span><text:span text:style-name="T15"><office:annotation office:name="__Annotation__700616_1742000862" loext:resolved="false"><dc:creator>Pirjo Paavalniemi</dc:creator><dc:date>2018-05-08T13:20:00</dc:date><loext:sender-initials>PP</loext:sender-initials><text:p>Tässä tyhä (red.)</text:p></office:annotation></text:span><text:span text:style-name="T15">red./toim</text:span><office:annotation-end office:name="__Annotation__700616_1742000862"/><text:span text:style-name="T15">.), </text:span><text:span text:style-name="T18">Fra Kariel til Klubben – og tilbake igjen</text:span><text:span text:style-name="T15"> (2015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Merknadstekst_20_Tegn" style:display-name="Merknadstekst Tegn" style:family="text" style:parent-style-name="Default_20_Paragraph_20_Font">
      <style:text-properties fo:font-size="10pt" style:font-size-asian="10pt" style:font-size-complex="10pt"/>
    </style:style>
    <style:style style:name="Kommentaremne_20_Tegn" style:display-name="Kommentaremne Tegn" style:family="text" style:parent-style-name="Merknadstekst_20_Tegn">
      <style:text-properties fo:font-size="10pt" fo:font-weight="bold" style:font-size-asian="10pt" style:font-weight-asian="bold" style:font-size-complex="10pt" style:font-weight-complex="bold"/>
    </style:style>
    <style:style style:name="Bobletekst_20_Tegn" style:display-name="Bobletekst Teg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isa Maliniemi</meta:initial-creator>
    <dc:creator>Pirjo Paavalniemi</dc:creator>
    <meta:editing-cycles>44</meta:editing-cycles>
    <meta:creation-date>2017-07-14T11:33:00</meta:creation-date>
    <dc:date>2018-05-15T21:54:00</dc:date>
    <meta:editing-duration>PT1H8M</meta:editing-duration>
    <meta:generator>LibreOffice/6.4.6.2$Linux_X86_64 LibreOffice_project/40$Build-2</meta:generator>
    <meta:document-statistic meta:table-count="0" meta:image-count="0" meta:object-count="0" meta:page-count="19" meta:paragraph-count="139" meta:word-count="476" meta:character-count="3106" meta:non-whitespace-character-count="2719"/>
    <meta:user-defined meta:name="AppVersion">16.0000</meta:user-defined>
    <meta:user-defined meta:name="Company">Sør-Varanger kommune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